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Web (West European)', apple-system, BlinkMacSystemFont, Roboto, 'Helvetica Neue', sans-serif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42424" loext:opacity="100%" style:font-name="Segoe UI" fo:font-size="12pt" fo:letter-spacing="normal" fo:font-style="normal" fo:font-weight="normal" style:font-size-asian="12pt" style:font-size-complex="12pt"/>
    </style:style>
    <style:style style:name="P2" style:family="paragraph" style:parent-style-name="Heading_20_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42424" loext:opacity="100%" style:font-name="Segoe UI" fo:font-size="12pt" fo:letter-spacing="normal" fo:font-style="normal" style:text-underline-style="solid" style:text-underline-width="auto" style:text-underline-color="font-color" fo:font-weight="bold" officeooo:rsid="000afbbd" officeooo:paragraph-rsid="000afbbd" style:font-size-asian="12pt" style:font-weight-asian="bold" style:font-size-complex="12pt" style:font-weight-complex="bold"/>
    </style:style>
    <style:style style:name="T1" style:family="text">
      <style:text-properties officeooo:rsid="00079feb"/>
    </style:style>
    <style:style style:name="T2" style:family="text">
      <style:text-properties officeooo:rsid="0007e08b"/>
    </style:style>
    <style:style style:name="T3" style:family="text">
      <style:text-properties officeooo:rsid="000905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OMPT Utilizado para a geração da imagem da capa do PODCAST:</text:h>
      <text:h text:style-name="P1" text:outline-level="1"/>
      <text:h text:style-name="P1" text:outline-level="1">Estou fazendo um podcast sobre o livro "A Gênese" de Allan Kardec. Atue como um designer com alta senioridade, e crie uma imagem para a capa do meu podcast. Esta imagem deve traduzir o livro e ter um toque espiritual. Deve ser no tom dourado com outras nu<text:span text:style-name="T1">ances de cor. </text:span><text:span text:style-name="T2">Um livro aberto emanando luz deve ser considerado na geração da imagem. Procure se</text:span><text:span text:style-name="T3">r</text:span><text:span text:style-name="T2"> o mais assertivo possível.</text:span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Web (West European)', apple-system, BlinkMacSystemFont, 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8:34:32.342000000</meta:creation-date>
    <dc:date>2025-01-17T10:59:32.618000000</dc:date>
    <meta:editing-duration>PT2M37S</meta:editing-duration>
    <meta:editing-cycles>4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" meta:word-count="79" meta:character-count="440" meta:non-whitespace-character-count="363"/>
  </office:meta>
</office:document-meta>
</file>